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charset="x-symbol"/>
    <style:font-face style:name="Arial Unicode MS1" svg:font-family="'Arial Unicode M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style="italic" style:font-style-asian="italic" style:font-style-complex="italic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fo:font-style="normal" style:font-style-asian="normal" style:font-style-complex="normal"/>
    </style:style>
    <style:style style:name="P12" style:family="paragraph" style:parent-style-name="Standard">
      <style:paragraph-properties fo:margin-left="2.501cm" fo:margin-right="0cm" fo:text-indent="0cm" style:auto-text-indent="false"/>
    </style:style>
    <style:style style:name="P13" style:family="paragraph" style:parent-style-name="Standard">
      <style:paragraph-properties fo:margin-left="2.501cm" fo:margin-right="0cm" fo:text-indent="0cm" style:auto-text-indent="false"/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15" style:family="paragraph" style:parent-style-name="Standard">
      <style:paragraph-properties fo:margin-left="2.501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margin-left="2.501cm" fo:margin-right="0cm" fo:text-indent="0cm" style:auto-text-indent="false"/>
      <style:text-properties fo:font-style="normal" style:font-style-asian="normal" style:font-style-complex="normal"/>
    </style:style>
    <style:style style:name="P18" style:family="paragraph" style:parent-style-name="Standard">
      <style:paragraph-properties fo:margin-left="2.501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Wingdings" fo:font-weight="normal" style:font-name-asian="Wingdings" style:font-weight-asian="normal" style:font-name-complex="Wingdings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old Award</text:h>
      <text:p text:style-name="Standard"><text:span text:style-name="T1">Craggy Island Achievement Award in Climbing Skills</text:span></text:p>
      <text:p text:style-name="Horizontal_20_Line"/>
      <text:p text:style-name="P1">Child's Name:</text:p>
      <text:p text:style-name="P1">Age:</text:p>
      <text:p text:style-name="P1">Kids Club:</text:p>
      <text:p text:style-name="Horizontal_20_Line"/>
      <text:p text:style-name="P1">I am: A technical climber</text:p>
      <text:p text:style-name="P1">Aim: Become a shining example to all climbers</text:p>
      <text:p text:style-name="Horizontal_20_Line"/>
      <text:p text:style-name="Standard"><text:span text:style-name="T1">Good Behaviour Log:</text:span> <text:span text:style-name="T2"></text:span></text:p>
      <text:p text:style-name="P5">Six boxes for instructors' initials</text:p>
      <text:p text:style-name="Standard"/>
      <text:p text:style-name="P1">Maintain Trust, Bronze and Silver Award Skills</text:p>
      <text:p text:style-name="P6">Trustworthy</text:p>
      <text:p text:style-name="P6">Perfect knots</text:p>
      <text:p text:style-name="P6">Good belaying</text:p>
      <text:p text:style-name="P6">Check partner</text:p>
      <text:p text:style-name="P6">Good communication with partner</text:p>
      <text:p text:style-name="P7">SILVER STUFF</text:p>
      <text:p text:style-name="P15"><text:span text:style-name="T6">technical</text:span></text:p>
      <text:p text:style-name="P5">Leave this till last</text:p>
      <text:p text:style-name="Standard"/>
      <text:p text:style-name="P1">Regular testing of previous awards</text:p>
      <text:p text:style-name="P4">trust []</text:p>
      <text:p text:style-name="P4">bronze []</text:p>
      <text:p text:style-name="P4">silver []</text:p>
      <text:p text:style-name="Standard"/>
      <text:p text:style-name="Standard"><text:span text:style-name="T1">Demonstrate Safety Checks on Harness, Helmet, Belay Device, Karabiner, Rope</text:span></text:p>
      <text:p text:style-name="P6">Trust - checking set up?</text:p>
      <text:p text:style-name="P6">Silver - checking integrity of equipment</text:p>
      <text:p text:style-name="Standard"/>
      <text:p text:style-name="P1">Teaching</text:p>
      <text:p text:style-name="P6">Helping novices equip themselves</text:p>
      <text:p text:style-name="P6">Helping a stuck climber</text:p>
      <text:p text:style-name="P6">Tying in <text:s/>novices</text:p>
      <text:p text:style-name="Standard"/>
      <text:p text:style-name="P1">Teach a technique to another climber</text:p>
      <text:p text:style-name="Standard"/>
      <text:p text:style-name="P1">Abseiling</text:p>
      <text:p text:style-name="P8">Do an abseil</text:p>
      <text:p text:style-name="P16">Set-up your own Figure-8 Descender</text:p>
      <text:p text:style-name="P8">Learn about prussiks</text:p>
      <text:p text:style-name="P16">Tie a double fisherman's bend</text:p>
      <text:p text:style-name="P16">Create a prussik loop</text:p>
      <text:p text:style-name="P16">Create a French prussik</text:p>
      <text:p text:style-name="P9">Do an abseil using a prussik</text:p>
      <text:p text:style-name="P16">Set-up your own Figure-8 Descender and Prussik</text:p>
      <text:p text:style-name="P6">Practice skills at ground level</text:p>
      <text:p text:style-name="Standard"><text:soft-page-break/></text:p>
      <text:p text:style-name="P1">Learn about Route Grading</text:p>
      <text:p text:style-name="P5">French Sport Climbing Grades - 3, 4, 5, 6a, 6b, ...</text:p>
      <text:p text:style-name="P5">Font Bouldering Grades - V0, V1</text:p>
      <text:p text:style-name="P5">English Adjectival Grades - Diff, VDiff, HVS</text:p>
      <text:p text:style-name="Standard"/>
      <text:p text:style-name="P1">Explain importance of warming up / cooling down</text:p>
      <text:p text:style-name="Standard">[lead warm up with friend]</text:p>
      <text:p text:style-name="Standard">no stretching</text:p>
      <text:p text:style-name="Standard">structure of session</text:p>
      <text:p text:style-name="Standard">easy warm up climb / traverse</text:p>
      <text:p text:style-name="Standard"/>
      <text:p text:style-name="P1">Advanced Knots:</text:p>
      <text:p text:style-name="P8">Clove Hitch</text:p>
      <text:p text:style-name="P8">Italian Hitch</text:p>
      <text:p text:style-name="P13">To Belay</text:p>
      <text:p text:style-name="P13">Abseil set-up</text:p>
      <text:p text:style-name="P8">Bowline</text:p>
      <text:p text:style-name="P8">Alpine Butterfly</text:p>
      <text:p text:style-name="P5">Learn how to tie them</text:p>
      <text:p text:style-name="P4"><text:span text:style-name="T3">Learn why we use them</text:span></text:p>
      <text:p text:style-name="P4"><text:span text:style-name="T3"/></text:p>
      <text:p text:style-name="Standard"><text:span text:style-name="T1">Set a Climbing Route</text:span></text:p>
      <text:p text:style-name="P6">On a top rope, use tape to mark route</text:p>
      <text:p text:style-name="P6">Climb it and give it a grade</text:p>
      <text:p text:style-name="P6">Get others to test it</text:p>
      <text:p text:style-name="P6">Clean up afterwards</text:p>
      <text:p text:style-name="Standard"/>
      <text:p text:style-name="P1">Research a Professional Climber:</text:p>
      <text:p text:style-name="P8">Name, Age, Sponsors, Awards</text:p>
      <text:p text:style-name="P8">Find some videos of them climbing</text:p>
      <text:p text:style-name="P4"><text:span text:style-name="T1">Do a climb in the style of that person</text:span></text:p>
      <text:p text:style-name="Standard"/>
      <text:p text:style-name="Standard">Log all your completed climbs and their grade while you are on Gold Award</text:p>
      <text:p text:style-name="Standard">log climbs</text:p>
      <text:p text:style-name="Standard">all?</text:p>
      <text:p text:style-name="Standard">best?</text:p>
      <text:p text:style-name="Standard">favourites?</text:p>
      <text:p text:style-name="Standard">try others' favourites</text:p>
      <text:p text:style-name="Standard">share favourites from all golds</text:p>
      <text:p text:style-name="Standard">logging</text:p>
      <text:p text:style-name="Standard">log1 date - amount of tuition (mins) - areas covered</text:p>
      <text:p text:style-name="Standard">log2 date</text:p>
      <text:p text:style-name="Standard">...</text:p>
      <text:p text:style-name="Standard">competent date</text:p>
      <text:p text:style-name="Standard">Use the Gold Award logbook sheet to record your climbs.</text:p>
      <text:p text:style-name="Standard"/>
      <text:p text:style-name="Standard"/>
      <text:p text:style-name="Standard">boulder league - Craghoppers / gold / silver</text:p>
      <text:p text:style-name="Standard">climbing league - Craghoppers / gold / silver</text:p>
      <text:p text:style-name="Standard"/>
      <text:p text:style-name="P1">Personal training</text:p>
      <text:p text:style-name="P6"><text:soft-page-break/>Stamina</text:p>
      <text:p text:style-name="P6">Power</text:p>
      <text:p text:style-name="P6">Flexibility</text:p>
      <text:p text:style-name="P6">Balance</text:p>
      <text:p text:style-name="P6">Recovery</text:p>
      <text:p text:style-name="P6">Core stability</text:p>
      <text:p text:style-name="P6">Ability to read a route</text:p>
      <text:p text:style-name="P6">Overhangs/steep ground</text:p>
      <text:p text:style-name="Standard"/>
      <text:p text:style-name="Standard"/>
      <text:p text:style-name="P3">Assist your instructor with running a kids club session:</text:p>
      <text:p text:style-name="P10">Help beginners kit up []</text:p>
      <text:p text:style-name="P18">teach, don't <text:span text:style-name="T1">do</text:span></text:p>
      <text:p text:style-name="P11">Choose climbs for the group []</text:p>
      <text:p text:style-name="P17">get opinions after</text:p>
      <text:p text:style-name="P11">Lead games for others []</text:p>
      <text:p text:style-name="P11">Lead warmup for others []</text:p>
      <text:p text:style-name="P11">Create boulders for others []</text:p>
      <text:p text:style-name="Standard"/>
      <text:p text:style-name="Standard">5+ challenge</text:p>
      <text:p text:style-name="Standard">6a challenge</text:p>
      <text:p text:style-name="Standard">across all kids club / craghoppers</text:p>
      <text:p text:style-name="Standard"/>
      <text:p text:style-name="Standard"/>
      <text:p text:style-name="Standard">second a lead climb []</text:p>
      <text:p text:style-name="Standard">ascend a fixed line []</text:p>
      <text:p text:style-name="Standard"/>
      <text:p text:style-name="Standard"/>
      <text:p text:style-name="Standard">allow to kit up, warm up unsupervised?</text:p>
      <text:p text:style-name="Standard">need more benefits of being gold</text:p>
      <text:p text:style-name="Standard"><text:span text:style-name="T1"/></text:p>
      <text:p text:style-name="Standard"><text:span text:style-name="T1">Advanced Techniques: Learn, Understand, Demonstrate:</text:span></text:p>
      <text:p text:style-name="P8">Hand:</text:p>
      <text:p text:style-name="P13">Gaston</text:p>
      <text:p text:style-name="P13">Side-pull</text:p>
      <text:p text:style-name="P13">Undercut</text:p>
      <text:p text:style-name="P8">Feet:</text:p>
      <text:p text:style-name="P13">Frogging</text:p>
      <text:p text:style-name="P13">Body:</text:p>
      <text:p text:style-name="P13">Drop-Knee</text:p>
      <text:p text:style-name="P13">Dyno</text:p>
      <text:p text:style-name="P8">Jamming:</text:p>
      <text:p text:style-name="P13">Fist Jam</text:p>
      <text:p text:style-name="P13">Foot Jam</text:p>
      <text:p text:style-name="P13">Hand Jam</text:p>
      <text:p text:style-name="P13">Knee Bar</text:p>
      <text:p text:style-name="P5">Demonstrate techniques on climbs</text:p>
      <text:p text:style-name="Standard"/>
      <text:p text:style-name="P1">Complete 10 climbs at your best grade on Silver</text:p>
      <text:p text:style-name="P1">Complete 10 climbs at your best grade on Silver</text:p>
      <text:p text:style-name="P1">Complete 10 climbs at a harder grade (log the grade too)</text:p>
      <text:p text:style-name="P1">Complete 10 climbs at a harder grade (log the grade too)</text:p>
      <text:p text:style-name="P1"><text:soft-page-break/></text:p>
      <text:p text:style-name="P1">Complete 10 Boulder Problems (on a single colour)</text:p>
      <text:p text:style-name="P1">Complete 10 Boulder Problems (on a single colour)</text:p>
      <text:p text:style-name="P1">Complete 10 Boulder Problems (on a single colour)</text:p>
      <text:p text:style-name="Standard"/>
      <text:p text:style-name="Standard"><text:span text:style-name="T1">Best Grade Climbed on Silver Award:</text:span></text:p>
      <text:p text:style-name="P1">Climbs:</text:p>
      <text:p text:style-name="P4"><text:span text:style-name="T1">Grade 3<text:tab/></text:span><text:span text:style-name="T2"></text:span></text:p>
      <text:p text:style-name="P4"><text:span text:style-name="T1">Grade 4<text:tab/></text:span><text:span text:style-name="T2"></text:span></text:p>
      <text:p text:style-name="P4"><text:span text:style-name="T1">Grade 5<text:tab/></text:span><text:span text:style-name="T2"></text:span></text:p>
      <text:p text:style-name="P4"><text:span text:style-name="T1">Grade 5+<text:tab/></text:span><text:span text:style-name="T2"></text:span></text:p>
      <text:p text:style-name="P8">Grade 6a</text:p>
      <text:p text:style-name="P8">...</text:p>
      <text:p text:style-name="P14">A tally of grades climbed</text:p>
      <text:p text:style-name="P12"><text:span text:style-name="T3">Log </text:span><text:span text:style-name="T4">every</text:span><text:span text:style-name="T3"> climb in the tally</text:span></text:p>
      <text:p text:style-name="P1"/>
      <text:p text:style-name="P1">Optional Extras:</text:p>
      <text:p text:style-name="P8">Climbing, or Bouldering, at another centre</text:p>
      <text:p text:style-name="P8">Indoor Caving</text:p>
      <text:p text:style-name="P8">Climbing Outdoors on real rock</text:p>
      <text:p text:style-name="P8">High Ropes</text:p>
      <text:p text:style-name="Standard"><text:span text:style-name="T1"/></text:p>
      <text:p text:style-name="Standard"><text:span text:style-name="T1">Assessment</text:span></text:p>
      <text:p text:style-name="P8">[Y/N] Can the climber complete all the above in a trustworthy manner?</text:p>
      <text:p text:style-name="P8">[Y/N] Has the climber performed all the above tasks competently?</text:p>
      <text:p text:style-name="P8">Instructors Name / Signed / Date</text:p>
      <text:p text:style-name="P14">Assess on certain days of term (on noticeboard)</text:p>
      <text:p text:style-name="P19"/>
      <text:p text:style-name="P6">every box ticked at least once</text:p>
      <text:p text:style-name="P6">lots of climbs</text:p>
      <text:p text:style-name="P6">1 year of *shining*?</text:p>
      <text:p text:style-name="P6">behaviour</text:p>
      <text:p text:style-name="P6">knots</text:p>
      <text:p text:style-name="P6">belaying</text:p>
      <text:p text:style-name="P6">climbing</text:p>
      <text:p text:style-name="P6">progression</text:p>
      <text:p text:style-name="P6"/>
      <text:p text:style-name="P2">General Notes:</text:p>
      <text:p text:style-name="P6">Many will need multi-sign-off</text:p>
      <text:p text:style-name="P6">Need dating too</text:p>
      <text:p text:style-name="P6">Golds need to be self-motivat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charset="x-symbol"/>
    <style:font-face style:name="Arial Unicode MS1" svg:font-family="'Arial Unicode M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Arial Unicode MS1" style:font-size-asian="10pt" style:font-name-complex="DejaVu Sans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29T16:36:38</dc:date>
    <dc:creator>Richard Russon</dc:creator>
    <meta:generator>LibreOffice/3.3$Unix LibreOffice_project/330m19$Build-301</meta:generator>
    <meta:editing-duration>PT1H49M12S</meta:editing-duration>
    <meta:editing-cycles>33</meta:editing-cycles>
    <meta:document-statistic meta:table-count="0" meta:image-count="0" meta:object-count="0" meta:page-count="4" meta:paragraph-count="161" meta:word-count="666" meta:character-count="3730"/>
  </office:meta>
</office:document-meta>
</file>